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18cm" fo:min-width="0.028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7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5cm" fo:min-width="0.20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5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7cm" fo:min-width="0.247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1cm" svg:height="0.624cm" draw:transform="rotate (-0.435285115447386) translate (9.82cm 13.785cm)">
            <draw:text-box>
              <text:p text:style-name="P1"><text:span text:style-name="T1">4,5</text:span></text:p>
            </draw:text-box>
          </draw:frame>
          <draw:frame draw:style-name="gr2" draw:text-style-name="P2" draw:layer="layout" svg:width="0.705cm" svg:height="0.624cm" svg:x="11.228cm" svg:y="14.209cm">
            <draw:text-box>
              <text:p text:style-name="P1"><text:span text:style-name="T1">7</text:span></text:p>
            </draw:text-box>
          </draw:frame>
          <draw:frame draw:style-name="gr3" draw:text-style-name="P2" draw:layer="layout" svg:width="0.211cm" svg:height="0.624cm" svg:x="8.955cm" svg:y="13.816cm">
            <draw:text-box>
              <text:p text:style-name="P1"><text:span text:style-name="T1">E</text:span></text:p>
            </draw:text-box>
          </draw:frame>
          <draw:frame draw:style-name="gr2" draw:text-style-name="P2" draw:layer="layout" svg:width="0.684cm" svg:height="0.624cm" svg:x="10.577cm" svg:y="13.005cm">
            <draw:text-box>
              <text:p text:style-name="P1"><text:span text:style-name="T1">F</text:span></text:p>
            </draw:text-box>
          </draw:frame>
          <draw:frame draw:style-name="gr4" draw:text-style-name="P2" draw:layer="layout" svg:width="0.748cm" svg:height="0.624cm" svg:x="11.468cm" svg:y="15.464cm">
            <draw:text-box>
              <text:p text:style-name="P1"><text:span text:style-name="T1">G</text:span></text:p>
            </draw:text-box>
          </draw:frame>
          <draw:frame draw:style-name="gr5" draw:text-style-name="P2" draw:layer="layout" svg:width="0.248cm" svg:height="0.624cm" svg:x="9.916cm" svg:y="16.19cm">
            <draw:text-box>
              <text:p text:style-name="P1"><text:span text:style-name="T1">H</text:span></text:p>
            </draw:text-box>
          </draw:frame>
          <draw:path draw:style-name="gr6" draw:text-style-name="P3" draw:layer="layout" svg:width="1.562cm" svg:height="0.597cm" svg:x="9.191cm" svg:y="13.454cm" svg:viewBox="0 0 1563 598" svg:d="M0 598c152-95 330-125 496-183 157-53 319-94 478-138s319-115 465-201l124-76">
            <text:p/>
          </draw:path>
          <draw:path draw:style-name="gr6" draw:text-style-name="P3" draw:layer="layout" svg:width="0.881cm" svg:height="2.156cm" svg:x="9.191cm" svg:y="14.052cm" svg:viewBox="0 0 882 2157" svg:d="M0 0c74 169 171 328 249 496 72 155 137 308 231 460 102 166 123 305 203 478 67 152 114 307 121 478l32 154 46 91">
            <text:p/>
          </draw:path>
          <draw:path draw:style-name="gr6" draw:text-style-name="P3" draw:layer="layout" svg:width="0.879cm" svg:height="2.154cm" svg:x="10.756cm" svg:y="13.47cm" svg:viewBox="0 0 880 2155" svg:d="M0 0c72 168 169 325 247 492 72 157 138 311 231 461 102 167 123 305 201 479 71 154 117 307 124 477l31 155 46 91">
            <text:p/>
          </draw:path>
          <draw:path draw:style-name="gr6" draw:text-style-name="P3" draw:layer="layout" svg:width="1.56cm" svg:height="0.597cm" svg:x="10.107cm" svg:y="15.611cm" svg:viewBox="0 0 1561 598" svg:d="M0 598c148-95 328-125 494-183 157-57 319-94 480-138s317-116 464-201l123-76">
            <text:p/>
          </draw:path>
          <draw:path draw:style-name="gr6" draw:text-style-name="P3" draw:layer="layout" svg:width="2.428cm" svg:height="1.601cm" svg:x="9.207cm" svg:y="14.052cm" svg:viewBox="0 0 2429 1602" svg:d="M0 0c180 55 353 141 499 250 178 135 386 198 579 311 164 95 356 162 481 312 136 161 339 265 450 452l159 107 180 108 81 62">
            <text:p/>
          </draw:path>
          <draw:path draw:style-name="gr6" draw:text-style-name="P3" draw:layer="layout" svg:width="0.664cm" svg:height="2.708cm" svg:x="10.073cm" svg:y="13.454cm" svg:viewBox="0 0 665 2709" svg:d="M665 0c-5 159-5 316-16 476-10 166-48 325-60 492s-58 332-107 494-138 305-205 462c-60 147-95 304-108 463l-28 151-109 154-32 1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16:11.251380160</meta:creation-date>
    <dc:date>2018-03-12T13:16:58.909357606</dc:date>
    <meta:editing-duration>PT47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